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F2000001BD000001BD18979A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2448" officeooo:paragraph-rsid="00152448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officeooo:rsid="00152448" officeooo:paragraph-rsid="00152448"/>
    </style:style>
    <text:list-style style:name="L1">
      <text:list-level-style-image text:level="1" xlink:href="Pictures/100002F2000001BD000001BD18979AC7.svg" xlink:type="simple" xlink:show="embed" xlink:actuate="onLoad">
        <style:list-level-properties text:list-level-position-and-space-mode="label-alignment" style:vertical-pos="middle" style:vertical-rel="line" fo:width="0.1752in" fo:height="0.1752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&amp;D Website Checklist</text:p>
      <text:p text:style-name="P1"/>
      <text:list xml:id="list6863495468506114938" text:style-name="L1">
        <text:list-item>
          <text:p text:style-name="P2">Dropdown Menus</text:p>
        </text:list-item>
        <text:list-item>
          <text:p text:style-name="P2">Character Set-up</text:p>
          <text:list>
            <text:list-item>
              <text:p text:style-name="P2">Create, Read, Update, Delete characters</text:p>
            </text:list-item>
          </text:list>
        </text:list-item>
        <text:list-item>
          <text:p text:style-name="P2">Chronicle Set-up</text:p>
        </text:list-item>
        <text:list-item>
          <text:p text:style-name="P2">Layout of Website</text:p>
          <text:list>
            <text:list-item>
              <text:p text:style-name="P2">Character Information</text:p>
            </text:list-item>
            <text:list-item>
              <text:p text:style-name="P2">Journal Layout and Background</text:p>
            </text:list-item>
          </text:list>
        </text:list-item>
        <text:list-item>
          <text:p text:style-name="P2">Administration</text:p>
          <text:list>
            <text:list-item>
              <text:p text:style-name="P2">CRUD</text:p>
            </text:list-item>
            <text:list-item>
              <text:p text:style-name="P2">Check Who Logged In</text:p>
            </text:list-item>
          </text:list>
        </text:list-item>
        <text:list-item>
          <text:p text:style-name="P2">Lore </text:p>
          <text:list>
            <text:list-item>
              <text:p text:style-name="P2">Bestiary</text:p>
            </text:list-item>
            <text:list-item>
              <text:p text:style-name="P2">Races</text:p>
            </text:list-item>
            <text:list-item>
              <text:p text:style-name="P2">World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4:47:43.269709031</meta:creation-date>
    <dc:date>2015-10-09T15:19:01.463835827</dc:date>
    <meta:editing-duration>PT16M7S</meta:editing-duration>
    <meta:editing-cycles>1</meta:editing-cycles>
    <meta:document-statistic meta:table-count="0" meta:image-count="0" meta:object-count="0" meta:page-count="1" meta:paragraph-count="16" meta:word-count="48" meta:character-count="248" meta:non-whitespace-character-count="229"/>
    <meta:generator>LibreOffice/4.4.2.2$Linux_X86_64 LibreOffice_project/40m0$Build-2</meta:generator>
  </office:meta>
</office:document-meta>
</file>